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" style:font-family-generic="swiss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872cm" fo:margin-left="6.548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32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d183f" officeooo:paragraph-rsid="001d183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1ecba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e5ff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20668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183f" officeooo:paragraph-rsid="001d183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d183f" officeooo:paragraph-rsid="002066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-complex="Times New Roman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1e5ff1"/>
    </style:style>
    <style:style style:name="P15" style:family="paragraph" style:parent-style-name="Standard">
      <style:paragraph-properties fo:text-align="start" style:justify-single-word="false"/>
      <style:text-properties officeooo:paragraph-rsid="001ecba2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d183f" officeooo:paragraph-rsid="001d183f" style:font-size-asian="12pt" style:font-style-asian="normal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d5b16" style:font-size-asian="12pt" style:font-style-asian="normal" style:font-weight-asian="normal" style:font-name-complex="Ari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d183f" officeooo:paragraph-rsid="001d183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d183f" officeooo:paragraph-rsid="001d183f" style:font-weight-asian="normal" style:font-weight-complex="normal"/>
    </style:style>
    <style:style style:name="P22" style:family="paragraph" style:parent-style-name="Table_20_Contents">
      <style:paragraph-properties fo:margin-top="0cm" fo:margin-bottom="0.353cm" loext:contextual-spacing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margin-top="0cm" fo:margin-bottom="0.353cm" loext:contextual-spacing="false" style:snap-to-layout-gri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text:number-lines="false" text:line-number="0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/>
      <style:text-properties fo:font-size="14pt" officeooo:rsid="0021f187" officeooo:paragraph-rsid="0021f187" style:font-size-asian="14pt" style:font-size-complex="14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Standard" style:master-page-name="Преобразование_20_1">
      <style:paragraph-properties fo:text-align="start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1f187" officeooo:paragraph-rsid="0021f187" style:font-size-asian="14pt" style:font-weight-asian="bold" style:font-name-complex="Times New Roman" style:font-size-complex="14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2a133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paragraph-rsid="001ecba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paragraph-rsid="0021f18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d5b16" style:font-size-asian="12pt" style:font-style-asian="normal" style:font-weight-asian="normal" style:font-name-complex="Ari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e5ff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ecba2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officeooo:rsid="001ecba2" style:font-size-asian="12pt" style:font-style-asian="normal" style:font-weight-asian="normal" style:font-name-complex="Arial" style:font-size-complex="14pt" style:font-weight-complex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22a133" style:font-size-asian="12pt" style:font-style-asian="normal" style:font-weight-asian="normal" style:font-name-complex="Arial" style:font-size-complex="14pt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bold" style:font-size-asian="12pt" style:font-style-asian="normal" style:font-weight-asian="bold" style:font-name-complex="Arial" style:font-size-complex="14pt" style:font-weight-complex="bold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 officeooo:rsid="001d183f" style:font-size-asian="12pt" style:font-style-asian="normal" style:font-weight-asian="bold" style:font-name-complex="Arial" style:font-size-complex="14pt" style:font-weight-complex="bold"/>
    </style:style>
    <style:style style:name="T11" style:family="text">
      <style:text-properties fo:font-variant="normal" fo:text-transform="none" fo:color="#222222" style:font-name="Arial" fo:font-size="16pt" fo:letter-spacing="normal" fo:font-style="normal" fo:font-weight="bold" style:font-size-asian="16pt" style:font-style-asian="normal" style:font-weight-asian="bold" style:font-name-complex="Arial" style:font-size-complex="16pt" style:font-weight-complex="bold"/>
    </style:style>
    <style:style style:name="T12" style:family="text">
      <style:text-properties fo:font-variant="normal" fo:text-transform="none" fo:color="#1155cc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T13" style:family="text">
      <style:text-properties fo:font-variant="normal" fo:text-transform="none" fo:color="#1155cc" style:font-name="Arial" fo:font-size="12pt" fo:letter-spacing="normal" fo:font-style="normal" fo:font-weight="normal" officeooo:rsid="001d183f" style:font-size-asian="12pt" style:font-style-asian="normal" style:font-weight-asian="normal" style:font-name-complex="Arial" style:font-size-complex="14pt" style:font-weight-complex="normal"/>
    </style:style>
    <style:style style:name="T14" style:family="text">
      <style:text-properties officeooo:rsid="001d183f"/>
    </style:style>
    <style:style style:name="T15" style:family="text">
      <style:text-properties fo:font-size="16pt" fo:font-weight="bold" officeooo:rsid="001ecba2" style:font-size-asian="16pt" style:font-weight-asian="bold" style:font-size-complex="16pt" style:font-weight-complex="bold"/>
    </style:style>
    <style:style style:name="T16" style:family="text">
      <style:text-properties officeooo:rsid="0021f187"/>
    </style:style>
    <style:style style:name="T1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осковский Авиационный Институт</text:p>
      <text:p text:style-name="P9">(Национальный исследовательский Университет)</text:p>
      <text:p text:style-name="P9"/>
      <text:p text:style-name="P9"/>
      <text:p text:style-name="P9">Факультет: «Информационные технологии и прикладная математика»</text:p>
      <text:p text:style-name="P9">Кафедра: 806 «Вычислительная математика и программирование»</text:p>
      <text:p text:style-name="P9"/>
      <text:p text:style-name="P9"/>
      <text:p text:style-name="P9"/>
      <text:p text:style-name="P9"/>
      <text:p text:style-name="P10">Лабораторная работа <text:s/><text:span text:style-name="T16">4</text:span></text:p>
      <text:p text:style-name="P10">по курсу «ООП»</text:p>
      <text:p text:style-name="P1"/>
      <text:p text:style-name="P10"/>
      <text:p text:style-name="P10"/>
      <text:p text:style-name="P10"/>
      <text:p text:style-name="P10">Тема:</text:p>
      <text:p text:style-name="P28">Основы метапрограммирования.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Студент:</text:p>
          </table:table-cell>
          <table:table-cell table:style-name="Таблица1.B1" office:value-type="string">
            <text:p text:style-name="P24">Болдырев А.К.</text:p>
          </table:table-cell>
        </table:table-row>
        <table:table-row table:style-name="Таблица1.1">
          <table:table-cell table:style-name="Таблица1.A1" office:value-type="string">
            <text:p text:style-name="P24">Группа:</text:p>
          </table:table-cell>
          <table:table-cell table:style-name="Таблица1.B1" office:value-type="string">
            <text:p text:style-name="P24">М8О-206Б-18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:</text:p>
          </table:table-cell>
          <table:table-cell table:style-name="Таблица1.B1" office:value-type="string">
            <text:p text:style-name="P24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5">3</text:p>
          </table:table-cell>
        </table:table-row>
        <table:table-row table:style-name="Таблица1.5">
          <table:table-cell table:style-name="Таблица1.A1" office:value-type="string">
            <text:p text:style-name="P24">Оценка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6">
          <table:table-cell table:style-name="Таблица1.A1" office:value-type="string">
            <text:p text:style-name="P24">Дата:</text:p>
          </table:table-cell>
          <table:table-cell table:style-name="Таблица1.B1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Москва</text:p>
      <text:p text:style-name="P11">2019</text:p>
      <text:p text:style-name="P27">1. Код программы на языке C++:</text:p>
      <text:p text:style-name="P35"/>
      <text:p text:style-name="P33">point.h</text:p>
      <text:p text:style-name="P3">#ifndef VERTEX_H</text:p>
      <text:p text:style-name="P3">#define VERTEX_H 1</text:p>
      <text:p text:style-name="P3">#include &lt;iostream&gt;</text:p>
      <text:p text:style-name="P3">#include &lt;algorithm&gt;</text:p>
      <text:p text:style-name="P3">#include &lt;cmath&gt;</text:p>
      <text:p text:style-name="P3">#include &lt;cassert&gt;</text:p>
      <text:p text:style-name="P3">template&lt;class T&gt;</text:p>
      <text:p text:style-name="P3">struct TPoint {</text:p>
      <text:p text:style-name="P3">TPoint() {}</text:p>
      <text:p text:style-name="P3">TPoint(T a, T b) : x(a), y(b){}</text:p>
      <text:p text:style-name="P3">T x;</text:p>
      <text:p text:style-name="P3">T y;</text:p>
      <text:p text:style-name="P3">};</text:p>
      <text:p text:style-name="P3">template&lt;class T&gt;</text:p>
      <text:p text:style-name="P3">std::ostream&amp; operator &lt;&lt; (std::ostream&amp; os, const TPoint&lt;T&gt;&amp; p)</text:p>
      <text:p text:style-name="P3">{</text:p>
      <text:p text:style-name="P3">os &lt;&lt; p.x &lt;&lt; " " &lt;&lt; p.y &lt;&lt; " ";</text:p>
      <text:p text:style-name="P3">return os;</text:p>
      <text:p text:style-name="P3">}</text:p>
      <text:p text:style-name="P3">template &lt;class T&gt;</text:p>
      <text:p text:style-name="P3">std::istream&amp; operator &gt;&gt; (std::istream&amp; is, TPoint&lt;T&gt;&amp; p)</text:p>
      <text:p text:style-name="P3">{</text:p>
      <text:p text:style-name="P3">is &gt;&gt; p.x &gt;&gt; p.y;</text:p>
      <text:p text:style-name="P3">return is;</text:p>
      <text:p text:style-name="P3">}</text:p>
      <text:p text:style-name="P3">template &lt;class T&gt;</text:p>
      <text:p text:style-name="P3">TPoint&lt;T&gt; operator /= ( TPoint&lt;T&gt;&amp; p, int val)</text:p>
      <text:p text:style-name="P3">{</text:p>
      <text:p text:style-name="P3">p.x = p.x / val;</text:p>
      <text:p text:style-name="P3">p.y = p.y / val;</text:p>
      <text:p text:style-name="P3">return p;</text:p>
      <text:p text:style-name="P3">}</text:p>
      <text:p text:style-name="P3">template &lt;class T&gt;TPoint&lt;T&gt; operator + (const TPoint&lt;T&gt;&amp; p1, const TPoint&lt;T&gt;&amp; p2)</text:p>
      <text:p text:style-name="P3">{</text:p>
      <text:p text:style-name="P3">TPoint&lt;T&gt; p;</text:p>
      <text:p text:style-name="P3">p.x = p1.x + p2.x;</text:p>
      <text:p text:style-name="P3">p.y = p1.y + p2.y;</text:p>
      <text:p text:style-name="P3">return p;</text:p>
      <text:p text:style-name="P3">}</text:p>
      <text:p text:style-name="P3">template &lt;class T&gt;</text:p>
      <text:p text:style-name="P3"><text:soft-page-break/>TPoint&lt;T&gt; operator - (const TPoint&lt;T&gt; p1, const TPoint&lt;T&gt; p2)</text:p>
      <text:p text:style-name="P3">{</text:p>
      <text:p text:style-name="P3">TPoint&lt;T&gt; p;</text:p>
      <text:p text:style-name="P3">p.x = p1.x - p2.x;</text:p>
      <text:p text:style-name="P3">p.y = p1.y - p2.y;</text:p>
      <text:p text:style-name="P3">return p;</text:p>
      <text:p text:style-name="P3">}</text:p>
      <text:p text:style-name="P3">#endif</text:p>
      <text:p text:style-name="P3"/>
      <text:p text:style-name="P33">rectangle.h</text:p>
      <text:p text:style-name="P3">#ifndef RECTANGLE_H</text:p>
      <text:p text:style-name="P3">#define RECTANGLE_H 1</text:p>
      <text:p text:style-name="P3">#include "point.h"</text:p>
      <text:p text:style-name="P3">template &lt;class T&gt;</text:p>
      <text:p text:style-name="P3">struct TRectangle {</text:p>
      <text:p text:style-name="P3">TPoint&lt;T&gt; a, b, c, d;</text:p>
      <text:p text:style-name="P3">TRectangle(std::istream&amp;);</text:p>
      <text:p text:style-name="P3">double Square() const;</text:p>
      <text:p text:style-name="P3">TPoint&lt;T&gt; Center() const;</text:p>
      <text:p text:style-name="P3">void Print() const;</text:p>
      <text:p text:style-name="P3">};</text:p>
      <text:p text:style-name="P3">template &lt;class T&gt;</text:p>
      <text:p text:style-name="P3">TRectangle&lt;T&gt;::TRectangle(std::istream&amp; is) {</text:p>
      <text:p text:style-name="P3">is &gt;&gt; a &gt;&gt; b &gt;&gt; c &gt;&gt; d;</text:p>
      <text:p text:style-name="P3">TPoint&lt;T&gt; ab, ad, cb, cd;</text:p>
      <text:p text:style-name="P3">ab.x = b.x - a.x;</text:p>
      <text:p text:style-name="P3">ab.y = b.y - a.y;</text:p>
      <text:p text:style-name="P3">ad.x = d.x - a.x;</text:p>
      <text:p text:style-name="P3">ad.y = d.y - a.y;</text:p>
      <text:p text:style-name="P3">cb.x = b.x - c.x;cb.y = b.y - c.y;</text:p>
      <text:p text:style-name="P3">cd.x = d.x - c.x;</text:p>
      <text:p text:style-name="P3">cd.y = d.y - c.y;</text:p>
      <text:p text:style-name="P3">assert(acos((ab.x * ad.x + ab.y * ad.y) / (sqrt(ab.x * ab.x + ab.y * ab.y) * sqrt(ad.x</text:p>
      <text:p text:style-name="P3">* ad.x + ad.y * ad.y))) / M_PI == 0.5 &amp;&amp; acos((cb.x * cd.x + cb.y * cd.y) / (sqrt(cb.x</text:p>
      <text:p text:style-name="P3">* cb.x + cb.y * cb.y) * sqrt(cd.x * cd.x + cd.y * cd.y))) / M_PI == 0.5);</text:p>
      <text:p text:style-name="P3">}</text:p>
      <text:p text:style-name="P3">template &lt;class T&gt;</text:p>
      <text:p text:style-name="P3">double TRectangle&lt;T&gt;::Square() const {</text:p>
      <text:p text:style-name="P3">double ans = (b.x - a.x) * (c.y - a.y) - (c.x - a.x) * (b.y - a.y);</text:p>
      <text:p text:style-name="P3">return fabs(ans);</text:p>
      <text:p text:style-name="P3">}</text:p>
      <text:p text:style-name="P3">template &lt;class T&gt;</text:p>
      <text:p text:style-name="P3">TPoint&lt;T&gt; TRectangle&lt;T&gt;::Center() const {</text:p>
      <text:p text:style-name="P3">TPoint&lt;T&gt; p;</text:p>
      <text:p text:style-name="P3">T x = (a.x + b.x + c.x + d.x) / 4;</text:p>
      <text:p text:style-name="P3"><text:soft-page-break/>T y = (a.y + b.y + c.y + d.y) / 4;</text:p>
      <text:p text:style-name="P3">p.x = x;</text:p>
      <text:p text:style-name="P3">p.y = y;</text:p>
      <text:p text:style-name="P3">return p;</text:p>
      <text:p text:style-name="P3">}</text:p>
      <text:p text:style-name="P3">template &lt;class T&gt;</text:p>
      <text:p text:style-name="P3">void TRectangle&lt;T&gt;::Print() const {</text:p>
      <text:p text:style-name="P3">std::cout &lt;&lt; a &lt;&lt; " " &lt;&lt; b &lt;&lt; " " &lt;&lt; c &lt;&lt; " " &lt;&lt; d;</text:p>
      <text:p text:style-name="P3">}</text:p>
      <text:p text:style-name="P3">#endif</text:p>
      <text:p text:style-name="P3"/>
      <text:p text:style-name="P34">trapezoid.h</text:p>
      <text:p text:style-name="P3">#ifndef TRAPEZOID_H</text:p>
      <text:p text:style-name="P3">#define TRAPEZOID_H 1</text:p>
      <text:p text:style-name="P3">#include "point.h"</text:p>
      <text:p text:style-name="P3">template &lt;class T&gt;</text:p>
      <text:p text:style-name="P3">struct TTrapezoid {</text:p>
      <text:p text:style-name="P3">TPoint&lt;T&gt; a, b, c, d;TTrapezoid(std::istream&amp;);</text:p>
      <text:p text:style-name="P3">double Square() const;</text:p>
      <text:p text:style-name="P3">TPoint&lt;T&gt; Center() const;</text:p>
      <text:p text:style-name="P3">void Print() const;</text:p>
      <text:p text:style-name="P3">};</text:p>
      <text:p text:style-name="P3">template &lt;class T&gt;</text:p>
      <text:p text:style-name="P3">TTrapezoid&lt;T&gt;::TTrapezoid(std::istream&amp; is) {</text:p>
      <text:p text:style-name="P3">is &gt;&gt; a &gt;&gt; b &gt;&gt; c &gt;&gt; d;</text:p>
      <text:p text:style-name="P3">TPoint&lt;T&gt; ab, ad, bc, dc;</text:p>
      <text:p text:style-name="P3">ab.x = b.x - a.x;</text:p>
      <text:p text:style-name="P3">ab.y = b.y - a.y;</text:p>
      <text:p text:style-name="P3">ad.x = d.x - a.x;</text:p>
      <text:p text:style-name="P3">ad.y = d.y - a.y;</text:p>
      <text:p text:style-name="P3">bc.x = c.x - b.x;</text:p>
      <text:p text:style-name="P3">bc.y = c.y - b.y;</text:p>
      <text:p text:style-name="P3">dc.x = c.x - d.x;</text:p>
      <text:p text:style-name="P3">dc.y = c.y - d.y;</text:p>
      <text:p text:style-name="P3">assert(acos((ab.x * dc.x + ab.y * dc.y) / (sqrt(ab.x * ab.x + ab.y * ab.y) * sqrt(dc.x</text:p>
      <text:p text:style-name="P3">* dc.x + dc.y * dc.y))) == 0 || acos((ad.x * bc.x + ad.y * bc.y) / (sqrt(ad.x * ad.x +</text:p>
      <text:p text:style-name="P3">ad.y * ad.y) * sqrt(bc.x * bc.x + bc.y * bc.y))) == 0);</text:p>
      <text:p text:style-name="P3">}</text:p>
      <text:p text:style-name="P3">template &lt;class T&gt;</text:p>
      <text:p text:style-name="P3">double TTrapezoid&lt;T&gt;::Square() const {</text:p>
      <text:p text:style-name="P3">TPoint&lt;T&gt; p = this-&gt;Center();</text:p>
      <text:p text:style-name="P3">T t1 = 0.5 * fabs((b.x - a.x) * (p.y - a.y) - (p.x - a.x) * (b.y - a.y));</text:p>
      <text:p text:style-name="P3">T t2 = 0.5 * fabs((c.x - b.x) * (p.y - b.y) - (p.x - b.x) * (c.y - b.y));</text:p>
      <text:p text:style-name="P3">T t3 = 0.5 * fabs((d.x - c.x) * (p.y - c.y) - (p.x - c.x) * (d.y - c.y));</text:p>
      <text:p text:style-name="P3">T t4 = 0.5 * fabs((a.x - d.x) * (p.y - d.y) - (p.x - d.x) * (a.y - d.y));</text:p>
      <text:p text:style-name="P3"><text:soft-page-break/>return t1 + t2 + t3 + t4;</text:p>
      <text:p text:style-name="P3">}</text:p>
      <text:p text:style-name="P3">template &lt;class T&gt;</text:p>
      <text:p text:style-name="P3">TPoint&lt;T&gt; TTrapezoid&lt;T&gt;::Center() const {</text:p>
      <text:p text:style-name="P3">TPoint&lt;T&gt; p;</text:p>
      <text:p text:style-name="P3">T x = (a.x + b.x + c.x + d.x) /4;</text:p>
      <text:p text:style-name="P3">T y = (a.y + b.y + c.y + d.y) /4;</text:p>
      <text:p text:style-name="P3">p.x = x;</text:p>
      <text:p text:style-name="P3">p.y = y;</text:p>
      <text:p text:style-name="P3">return p;</text:p>
      <text:p text:style-name="P3">}template &lt;class T&gt;</text:p>
      <text:p text:style-name="P3">void TTrapezoid&lt;T&gt;::Print() const {</text:p>
      <text:p text:style-name="P3">std::cout &lt;&lt; a &lt;&lt; " " &lt;&lt; b &lt;&lt; " " &lt;&lt; c &lt;&lt; " " &lt;&lt; d;</text:p>
      <text:p text:style-name="P3">}</text:p>
      <text:p text:style-name="P3">#endif</text:p>
      <text:p text:style-name="P3"/>
      <text:p text:style-name="P33">rhombus.h</text:p>
      <text:p text:style-name="P3">#ifndef RHOMBUS_H</text:p>
      <text:p text:style-name="P3">#define RHOMBUS_H 1</text:p>
      <text:p text:style-name="P3">#include "point.h"</text:p>
      <text:p text:style-name="P3">template &lt;class T&gt;</text:p>
      <text:p text:style-name="P3">struct TRhombus {</text:p>
      <text:p text:style-name="P3">TPoint&lt;T&gt; a, b, c, d;</text:p>
      <text:p text:style-name="P3">TRhombus(std::istream&amp;);</text:p>
      <text:p text:style-name="P3">double Square() const;</text:p>
      <text:p text:style-name="P3">TPoint&lt;T&gt; Center() const;</text:p>
      <text:p text:style-name="P3">void Print() const;</text:p>
      <text:p text:style-name="P3">};</text:p>
      <text:p text:style-name="P3">template &lt;class T&gt;</text:p>
      <text:p text:style-name="P3">TRhombus&lt;T&gt;::TRhombus(std::istream&amp; is) {</text:p>
      <text:p text:style-name="P3">is &gt;&gt; a &gt;&gt; b &gt;&gt; c &gt;&gt; d;</text:p>
      <text:p text:style-name="P3">TPoint&lt;T&gt; ab, bc, cd, da;</text:p>
      <text:p text:style-name="P3">ab.x = b.x - a.x;</text:p>
      <text:p text:style-name="P3">ab.y = b.y - a.y;</text:p>
      <text:p text:style-name="P3">bc.x = c.x - b.x;</text:p>
      <text:p text:style-name="P3">bc.y = c.y - b.y;</text:p>
      <text:p text:style-name="P3">cd.x = d.x - c.x;</text:p>
      <text:p text:style-name="P3">cd.y = d.y - c.y;</text:p>
      <text:p text:style-name="P3">da.x = a.x - d.x;</text:p>
      <text:p text:style-name="P3">da.y = a.y - d.y;</text:p>
      <text:p text:style-name="P3">assert(sqrt(ab.x * ab.x + ab.y * ab.y) == sqrt(bc.x * bc.x + bc.y * bc.y) &amp;&amp;</text:p>
      <text:p text:style-name="P3">sqrt(bc.x * bc.x + bc.y * bc.y) == sqrt(cd.x * cd.x + cd.y * cd.y) &amp;&amp; sqrt(cd.x * cd.x</text:p>
      <text:p text:style-name="P3">+ cd.y * cd.y) == sqrt(da.x * da.x + da.y * da.y));</text:p>
      <text:p text:style-name="P3">}template &lt;class T&gt;</text:p>
      <text:p text:style-name="P3">double TRhombus&lt;T&gt;::Square() const{</text:p>
      <text:p text:style-name="P3"><text:soft-page-break/>double ans = 0.5 * sqrt(pow(a.x - c.x, 2) + pow(a.y - c.y, 2)) * sqrt(pow(b.x - d.x,</text:p>
      <text:p text:style-name="P3">2) + pow(b.y - d.y, 2));</text:p>
      <text:p text:style-name="P3">return fabs(ans);</text:p>
      <text:p text:style-name="P3">}</text:p>
      <text:p text:style-name="P3">template &lt;class T&gt;</text:p>
      <text:p text:style-name="P3">TPoint&lt;T&gt; TRhombus&lt;T&gt;::Center() const{</text:p>
      <text:p text:style-name="P3">TPoint&lt;T&gt; p;</text:p>
      <text:p text:style-name="P3">T x = (a.x + b.x + c.x + d.x) / 4;</text:p>
      <text:p text:style-name="P3">T y = (a.y + b.y + c.y + d.y) / 4;</text:p>
      <text:p text:style-name="P3">p.x = x;</text:p>
      <text:p text:style-name="P3">p.y = y;</text:p>
      <text:p text:style-name="P3">return p;</text:p>
      <text:p text:style-name="P3">}</text:p>
      <text:p text:style-name="P3">template &lt;class T&gt;</text:p>
      <text:p text:style-name="P3">void TRhombus&lt;T&gt;::Print() const{</text:p>
      <text:p text:style-name="P3">std::cout &lt;&lt; a &lt;&lt; " " &lt;&lt; b &lt;&lt; " " &lt;&lt; c &lt;&lt; " " &lt;&lt; d;</text:p>
      <text:p text:style-name="P3">}</text:p>
      <text:p text:style-name="P3">#endif</text:p>
      <text:p text:style-name="P3"/>
      <text:p text:style-name="P33">template.h</text:p>
      <text:p text:style-name="P3">#ifndef TEMPLATES_H</text:p>
      <text:p text:style-name="P3">#define TEMPLATES_H 1</text:p>
      <text:p text:style-name="P3">#include &lt;type_traits&gt;</text:p>
      <text:p text:style-name="P3">#include &lt;tuple&gt;</text:p>
      <text:p text:style-name="P3">#include "point.h"</text:p>
      <text:p text:style-name="P3">#include "rhombus.h"</text:p>
      <text:p text:style-name="P3">#include "trapezoid.h"</text:p>
      <text:p text:style-name="P3">#include "rectangle.h"</text:p>
      <text:p text:style-name="P3">template &lt;class T&gt;</text:p>
      <text:p text:style-name="P3">struct is_point : std::false_type {};</text:p>
      <text:p text:style-name="P3">template &lt;class T&gt;</text:p>
      <text:p text:style-name="P3">struct is_point&lt;TPoint &lt;T&gt;&gt; : std::true_type {};</text:p>
      <text:p text:style-name="P3">template &lt;class T&gt;struct is_figure_like_tuple : std::false_type {};</text:p>
      <text:p text:style-name="P3">template &lt;class Head, class ... Tail&gt;</text:p>
      <text:p text:style-name="P3">struct is_figure_like_tuple &lt;std::tuple&lt;Head, Tail ... &gt;&gt; :</text:p>
      <text:p text:style-name="P3">std::conjunction &lt;is_point&lt;Head&gt;, std::is_same&lt;Head, Tail&gt; ...&gt; {};</text:p>
      <text:p text:style-name="P3">template &lt;class Type, size_t size&gt;</text:p>
      <text:p text:style-name="P3">struct is_figure_like_tuple &lt;std::array&lt;Type, size&gt;&gt; : is_point&lt;Type&gt; {};</text:p>
      <text:p text:style-name="P3">template &lt;class T&gt;</text:p>
      <text:p text:style-name="P3">inline constexpr bool is_figure_like_tuple_v = is_figure_like_tuple&lt;T&gt;::value;</text:p>
      <text:p text:style-name="P3">template &lt;class T, class = void &gt;</text:p>
      <text:p text:style-name="P3">struct has_print_method : std::false_type {};</text:p>
      <text:p text:style-name="P3">template&lt;class T&gt;</text:p>
      <text:p text:style-name="P3">struct has_print_method&lt;T, std::void_t&lt;decltype(std::declval&lt;const T&gt;().Print())&gt;&gt; :</text:p>
      <text:p text:style-name="P3">std::true_type {};</text:p>
      <text:p text:style-name="P3"><text:soft-page-break/>template&lt;class T&gt;</text:p>
      <text:p text:style-name="P3">inline constexpr bool has_print_method_v = has_print_method&lt;T&gt;::value;</text:p>
      <text:p text:style-name="P3">template&lt;class T&gt;</text:p>
      <text:p text:style-name="P3">std::enable_if_t&lt;has_print_method_v&lt;T&gt;, void&gt;</text:p>
      <text:p text:style-name="P3">print(const T&amp; figure) {</text:p>
      <text:p text:style-name="P3">figure.Print();</text:p>
      <text:p text:style-name="P3">}</text:p>
      <text:p text:style-name="P3">template&lt;size_t ID, class T&gt;</text:p>
      <text:p text:style-name="P3">void single_print(const T&amp; t) {</text:p>
      <text:p text:style-name="P3">std::cout &lt;&lt; std::get&lt;ID&gt;(t);</text:p>
      <text:p text:style-name="P3">return ;</text:p>
      <text:p text:style-name="P3">}</text:p>
      <text:p text:style-name="P3">template&lt;size_t ID, class T&gt;</text:p>
      <text:p text:style-name="P3">void recursive_print(const T&amp; t) {</text:p>
      <text:p text:style-name="P3">if constexpr (ID &lt; std::tuple_size_v&lt;T&gt;){</text:p>
      <text:p text:style-name="P3">single_print&lt;ID&gt;(t);</text:p>
      <text:p text:style-name="P3">recursive_print&lt;ID+1&gt;(t);</text:p>
      <text:p text:style-name="P3">return ;</text:p>
      <text:p text:style-name="P3">}</text:p>
      <text:p text:style-name="P3">return ;</text:p>
      <text:p text:style-name="P3">}template &lt;class T&gt;</text:p>
      <text:p text:style-name="P3">std::enable_if_t &lt;is_figure_like_tuple_v&lt;T&gt;, void&gt;</text:p>
      <text:p text:style-name="P3">print(const T&amp; fake) {</text:p>
      <text:p text:style-name="P3">return recursive_print&lt;0&gt;(fake);</text:p>
      <text:p text:style-name="P3">}</text:p>
      <text:p text:style-name="P3">template&lt;class T, class = void&gt;</text:p>
      <text:p text:style-name="P3">struct has_center_method : std::false_type {};</text:p>
      <text:p text:style-name="P3">template&lt;class T&gt;</text:p>
      <text:p text:style-name="P3">struct has_center_method&lt;T,</text:p>
      <text:p text:style-name="P3">std::void_t&lt;decltype(std::declval&lt;const T&gt;().Center())&gt;&gt; :</text:p>
      <text:p text:style-name="P3">std::true_type {};</text:p>
      <text:p text:style-name="P3">template&lt;class T&gt;</text:p>
      <text:p text:style-name="P3">inline constexpr bool has_center_method_v =</text:p>
      <text:p text:style-name="P3">has_center_method&lt;T&gt;::value;</text:p>
      <text:p text:style-name="P3">template&lt;class T&gt;</text:p>
      <text:p text:style-name="P3">std::enable_if_t&lt;has_center_method_v&lt;T&gt;, TPoint&lt;double&gt;&gt;</text:p>
      <text:p text:style-name="P3">center(const T&amp; figure) {</text:p>
      <text:p text:style-name="P3">return figure.Center();</text:p>
      <text:p text:style-name="P3">}</text:p>
      <text:p text:style-name="P3">template&lt;class T&gt;</text:p>
      <text:p text:style-name="P3">inline constexpr const int tuple_size_v = std::tuple_size&lt;T&gt;::value;</text:p>
      <text:p text:style-name="P3">template&lt;size_t ID, class T&gt;</text:p>
      <text:p text:style-name="P3">TPoint&lt;double&gt; single_center(const T&amp; t) {</text:p>
      <text:p text:style-name="P3">TPoint&lt;double&gt; p;</text:p>
      <text:p text:style-name="P3">p = std::get&lt;ID&gt;(t);</text:p>
      <text:p text:style-name="P3"><text:soft-page-break/>p /= tuple_size_v&lt;T&gt;;</text:p>
      <text:p text:style-name="P3">return p;</text:p>
      <text:p text:style-name="P3">}</text:p>
      <text:p text:style-name="P3">template&lt;size_t ID, class T&gt;</text:p>
      <text:p text:style-name="P3">TPoint&lt;double&gt; recursive_center(const T&amp; t) {</text:p>
      <text:p text:style-name="P3">if constexpr (ID &lt; std::tuple_size_v&lt;T&gt;){</text:p>
      <text:p text:style-name="P3">return single_center&lt;ID&gt;(t) + recursive_center&lt;ID+1&gt;(t);</text:p>
      <text:p text:style-name="P3">}else{TPoint&lt;double&gt; p(0, 0);</text:p>
      <text:p text:style-name="P3">return p;</text:p>
      <text:p text:style-name="P3">}</text:p>
      <text:p text:style-name="P3">}</text:p>
      <text:p text:style-name="P3">template&lt;class T&gt;</text:p>
      <text:p text:style-name="P3">std::enable_if_t&lt;is_figure_like_tuple_v&lt;T&gt;, TPoint&lt;double&gt;&gt;</text:p>
      <text:p text:style-name="P3">center(const T&amp; fake) {</text:p>
      <text:p text:style-name="P3">return recursive_center&lt;0&gt;(fake);</text:p>
      <text:p text:style-name="P3">}</text:p>
      <text:p text:style-name="P3">template &lt;class T, class = void&gt;</text:p>
      <text:p text:style-name="P3">struct has_square_method : std::false_type {};</text:p>
      <text:p text:style-name="P3">template &lt;class T&gt;</text:p>
      <text:p text:style-name="P3">struct has_square_method &lt;T,</text:p>
      <text:p text:style-name="P3">().Square())&gt;&gt; : std::true_type{};</text:p>
      <text:p text:style-name="P3">std::void_t</text:p>
      <text:p text:style-name="P3">&lt;decltype(std::declval&lt;const</text:p>
      <text:p text:style-name="P3">template &lt;class T&gt;</text:p>
      <text:p text:style-name="P3">inline constexpr bool has_square_method_v = has_square_method&lt;T&gt;::value;</text:p>
      <text:p text:style-name="P3">template &lt;class T&gt;</text:p>
      <text:p text:style-name="P3">std::enable_if_t&lt;has_center_method_v&lt;T&gt;, double&gt;</text:p>
      <text:p text:style-name="P3">Square(const T&amp; figure) {</text:p>
      <text:p text:style-name="P3">return figure.Square();</text:p>
      <text:p text:style-name="P3">}</text:p>
      <text:p text:style-name="P3">template &lt;size_t ID, class T&gt;</text:p>
      <text:p text:style-name="P3">double single_square(const T&amp; t) {</text:p>
      <text:p text:style-name="P3">const auto&amp; a = std::get&lt;0&gt; (t);</text:p>
      <text:p text:style-name="P3">const auto&amp; b = std::get&lt;ID - 1&gt;(t);</text:p>
      <text:p text:style-name="P3">const auto&amp; c = std::get&lt;ID&gt;(t);</text:p>
      <text:p text:style-name="P3">const double dx1 = b.x - a.x;</text:p>
      <text:p text:style-name="P3">const double dy1 = b.y - a.y;</text:p>
      <text:p text:style-name="P3">const double dx2 = c.x - a.x;</text:p>
      <text:p text:style-name="P3">const double dy2 = c.y - a.y;</text:p>
      <text:p text:style-name="P3">return std::abs(dx1 * dy2 - dy1 * dx2) * 0.5;</text:p>
      <text:p text:style-name="P3">}</text:p>
      <text:p text:style-name="P3">template &lt;size_t ID, class T&gt;</text:p>
      <text:p text:style-name="P3">double recursive_square(const T&amp; t) {</text:p>
      <text:p text:style-name="P3">if constexpr (ID &lt; std::tuple_size_v&lt;T&gt;) {</text:p>
      <text:p text:style-name="P3">return single_square&lt;ID&gt;(t) + recursive_square&lt;ID + 1&gt;(t);</text:p>
      <text:p text:style-name="P3"><text:soft-page-break/>T&gt;} else {</text:p>
      <text:p text:style-name="P3">return 0;</text:p>
      <text:p text:style-name="P3">}</text:p>
      <text:p text:style-name="P3">}</text:p>
      <text:p text:style-name="P3">template &lt;class T&gt;</text:p>
      <text:p text:style-name="P3">std::enable_if_t &lt;is_figure_like_tuple_v&lt;T&gt;, double&gt;</text:p>
      <text:p text:style-name="P3">Square(const T&amp; fake) {</text:p>
      <text:p text:style-name="P3">return recursive_square&lt;2&gt;(fake);</text:p>
      <text:p text:style-name="P3">}</text:p>
      <text:p text:style-name="P3">#endif</text:p>
      <text:p text:style-name="P3"/>
      <text:p text:style-name="P34"><text:span text:style-name="T16">main.cpp</text:span></text:p>
      <text:p text:style-name="P3">#include "rectangle.h"</text:p>
      <text:p text:style-name="P3">#include "point.h"</text:p>
      <text:p text:style-name="P3">#include "trapezoid.h"</text:p>
      <text:p text:style-name="P3">#include "rhombus.h"</text:p>
      <text:p text:style-name="P3">#include "template.h"</text:p>
      <text:p text:style-name="P3">#include &lt;string&gt;</text:p>
      <text:p text:style-name="P3"/>
      <text:p text:style-name="P3">int main()</text:p>
      <text:p text:style-name="P3">{</text:p>
      <text:p text:style-name="P3"><text:tab/>std::string cmd;</text:p>
      <text:p text:style-name="P3"><text:tab/>std::cout &lt;&lt; "enter:\nre - to add rectangle and calculate square and center of rectangle;\n" </text:p>
      <text:p text:style-name="P3"><text:tab/><text:tab/><text:tab/>&lt;&lt; "rh - to add rhombus and calculate square and center of rhombus;\n"</text:p>
      <text:p text:style-name="P3"><text:tab/><text:tab/><text:tab/>&lt;&lt; "t <text:s/>- to add trapezoid and calculate square and center of trapezoid;\n"</text:p>
      <text:p text:style-name="P3"><text:tab/><text:tab/><text:tab/>&lt;&lt; "h <text:s/>- to show this manual;\n"</text:p>
      <text:p text:style-name="P3"><text:tab/><text:tab/><text:tab/>&lt;&lt; "e <text:s/>- to finish execution of program.\n";</text:p>
      <text:p text:style-name="P3"><text:tab/>while (true) {</text:p>
      <text:p text:style-name="P3"><text:tab/><text:tab/>std::cin &gt;&gt; cmd;</text:p>
      <text:p text:style-name="P3"><text:tab/><text:tab/>if (cmd == "re") {</text:p>
      <text:p text:style-name="P3"><text:tab/><text:tab/><text:tab/>TRectangle&lt;double&gt; real_rectangle(std::cin);</text:p>
      <text:p text:style-name="P3"><text:tab/><text:tab/><text:tab/>std::tuple&lt;TPoint&lt;double&gt;, TPoint&lt;double&gt;, TPoint&lt;double&gt;, TPoint&lt;double&gt;&gt;</text:p>
      <text:p text:style-name="P3"><text:tab/><text:tab/><text:tab/>tuple_rectangle{real_rectangle.a, real_rectangle.b, real_rectangle.c, real_rectangle.d};</text:p>
      <text:p text:style-name="P3"><text:tab/><text:tab/><text:tab/>std::cout &lt;&lt; "\nreal_rectangle\n";</text:p>
      <text:p text:style-name="P3"><text:tab/><text:tab/><text:tab/>std::cout &lt;&lt; "coordinates: ";</text:p>
      <text:p text:style-name="P3"><text:tab/><text:tab/><text:tab/>print(real_rectangle);</text:p>
      <text:p text:style-name="P3"><text:tab/><text:tab/><text:tab/>std::cout &lt;&lt; "\nsquare: " &lt;&lt; Square(real_rectangle);</text:p>
      <text:p text:style-name="P3"><text:tab/><text:tab/><text:tab/>std::cout &lt;&lt; "\ncenter: " &lt;&lt; center(real_rectangle);</text:p>
      <text:p text:style-name="P3"><text:tab/><text:tab/><text:tab/>std::cout &lt;&lt; "\ntuple_rectangle\n";</text:p>
      <text:p text:style-name="P3"><text:tab/><text:tab/><text:tab/>std::cout &lt;&lt; "coordinates: ";</text:p>
      <text:p text:style-name="P3"><text:tab/><text:tab/><text:tab/>print(tuple_rectangle);</text:p>
      <text:p text:style-name="P3"><text:tab/><text:tab/><text:tab/>std::cout &lt;&lt; "\nsquare: " &lt;&lt; Square(tuple_rectangle);</text:p>
      <text:p text:style-name="P3"><text:soft-page-break/><text:tab/><text:tab/><text:tab/>std::cout &lt;&lt; "\ncenter: " &lt;&lt; center(tuple_rectangle) &lt;&lt; "\n";</text:p>
      <text:p text:style-name="P3"/>
      <text:p text:style-name="P3"/>
      <text:p text:style-name="P3"><text:tab/><text:tab/>} else if (cmd == "rh") {</text:p>
      <text:p text:style-name="P3"><text:tab/><text:tab/><text:tab/>TRhombus&lt;double&gt; real_rhombus(std::cin);</text:p>
      <text:p text:style-name="P3"><text:tab/><text:tab/><text:tab/>std::tuple&lt;TPoint&lt;double&gt;, TPoint&lt;double&gt;, TPoint&lt;double&gt;, TPoint&lt;double&gt;&gt;</text:p>
      <text:p text:style-name="P3"><text:tab/><text:tab/><text:tab/>tuple_rhombus{real_rhombus.a, real_rhombus.b, real_rhombus.c, real_rhombus.d};</text:p>
      <text:p text:style-name="P3"><text:tab/><text:tab/><text:tab/>std::cout &lt;&lt; "\nreal_rhombus\n";</text:p>
      <text:p text:style-name="P3"><text:tab/><text:tab/><text:tab/>std::cout &lt;&lt; "coordinates: ";</text:p>
      <text:p text:style-name="P3"><text:tab/><text:tab/><text:tab/>print(real_rhombus);</text:p>
      <text:p text:style-name="P3"><text:tab/><text:tab/><text:tab/>std::cout &lt;&lt; "\nsquare: " &lt;&lt; Square(real_rhombus);</text:p>
      <text:p text:style-name="P3"><text:tab/><text:tab/><text:tab/>std::cout &lt;&lt; "\ncenter: " &lt;&lt; center(real_rhombus);</text:p>
      <text:p text:style-name="P3"><text:tab/><text:tab/><text:tab/>std::cout &lt;&lt; "\ntuple_rhombus\n";</text:p>
      <text:p text:style-name="P3"><text:tab/><text:tab/><text:tab/>std::cout &lt;&lt; "coordinates: ";</text:p>
      <text:p text:style-name="P3"><text:tab/><text:tab/><text:tab/>print(tuple_rhombus);</text:p>
      <text:p text:style-name="P3"><text:tab/><text:tab/><text:tab/>std::cout &lt;&lt; "\nsquare: " &lt;&lt; Square(tuple_rhombus);</text:p>
      <text:p text:style-name="P3"><text:tab/><text:tab/><text:tab/>std::cout &lt;&lt; "\ncenter: " &lt;&lt; center(tuple_rhombus) &lt;&lt; "\n";</text:p>
      <text:p text:style-name="P3"/>
      <text:p text:style-name="P3"/>
      <text:p text:style-name="P3"><text:tab/><text:tab/><text:tab/></text:p>
      <text:p text:style-name="P3"><text:tab/><text:tab/>} else if (cmd == "t") {</text:p>
      <text:p text:style-name="P3"><text:tab/><text:tab/><text:tab/>TTrapezoid&lt;double&gt; real_trapezoid(std::cin);</text:p>
      <text:p text:style-name="P3"><text:tab/><text:tab/><text:tab/>std::tuple&lt;TPoint&lt;double&gt;, TPoint&lt;double&gt;, TPoint&lt;double&gt;, TPoint&lt;double&gt;&gt;</text:p>
      <text:p text:style-name="P3"><text:tab/><text:tab/><text:tab/>tuple_trapezoid{real_trapezoid.a, real_trapezoid.b, real_trapezoid.c, real_trapezoid.d};</text:p>
      <text:p text:style-name="P3"><text:tab/><text:tab/><text:tab/>std::cout &lt;&lt; "\nreal_trapezoid\n";</text:p>
      <text:p text:style-name="P3"><text:tab/><text:tab/><text:tab/>std::cout &lt;&lt; "coordinates: ";</text:p>
      <text:p text:style-name="P3"><text:tab/><text:tab/><text:tab/>print(real_trapezoid);</text:p>
      <text:p text:style-name="P3"><text:tab/><text:tab/><text:tab/>std::cout &lt;&lt; "\nsquare: " &lt;&lt; Square(real_trapezoid);</text:p>
      <text:p text:style-name="P3"><text:tab/><text:tab/><text:tab/>std::cout &lt;&lt; "\ncenter: " &lt;&lt; center(real_trapezoid);</text:p>
      <text:p text:style-name="P3"><text:tab/><text:tab/><text:tab/>std::cout &lt;&lt; "\ntuple_trapezoid\n";</text:p>
      <text:p text:style-name="P3"><text:tab/><text:tab/><text:tab/>std::cout &lt;&lt; "coordinates: ";</text:p>
      <text:p text:style-name="P3"><text:tab/><text:tab/><text:tab/>print(tuple_trapezoid);</text:p>
      <text:p text:style-name="P3"><text:tab/><text:tab/><text:tab/>std::cout &lt;&lt; "\nsquare: " &lt;&lt; Square(tuple_trapezoid);</text:p>
      <text:p text:style-name="P3"><text:tab/><text:tab/><text:tab/>std::cout &lt;&lt; "\ncenter: " &lt;&lt; center(tuple_trapezoid) &lt;&lt; "\n";</text:p>
      <text:p text:style-name="P3"><text:tab/><text:tab/>} else if (cmd == "h") {</text:p>
      <text:p text:style-name="P3"><text:tab/><text:tab/><text:tab/>std::cout &lt;&lt; "\nenter:\nrectangle - to add rectangle and calculate square and center of rectangle;\n" </text:p>
      <text:p text:style-name="P3"><text:tab/><text:tab/><text:tab/> <text:s/>&lt;&lt; "rhombus - to add rhombus and calculate square and center of rhombus;\n"</text:p>
      <text:p text:style-name="P3"><text:tab/><text:tab/><text:tab/> <text:s/>&lt;&lt; "trapezoid - to add trapezoid and calculate square and center of trapezoid;\n"</text:p>
      <text:p text:style-name="P3"><text:soft-page-break/><text:tab/><text:tab/><text:tab/> <text:s/>&lt;&lt; "help - to show this manual;\n"</text:p>
      <text:p text:style-name="P3"><text:tab/><text:tab/><text:tab/> <text:s/>&lt;&lt; "exit - to finish execution of program.\n";</text:p>
      <text:p text:style-name="P3"><text:tab/><text:tab/><text:tab/>} else if (cmd == "e"){</text:p>
      <text:p text:style-name="P3"><text:tab/><text:tab/><text:tab/><text:tab/>break;</text:p>
      <text:p text:style-name="P3"><text:tab/><text:tab/><text:tab/>} else {</text:p>
      <text:p text:style-name="P3"><text:tab/><text:tab/><text:tab/><text:tab/>std::cout &lt;&lt; "wrong comand, try again\n";</text:p>
      <text:p text:style-name="P3"><text:tab/><text:tab/><text:tab/><text:tab/>continue;</text:p>
      <text:p text:style-name="P3"><text:tab/><text:tab/><text:tab/>}</text:p>
      <text:p text:style-name="P3"/>
      <text:p text:style-name="P3"/>
      <text:p text:style-name="P3"><text:tab/>}</text:p>
      <text:p text:style-name="P3"><text:tab/></text:p>
      <text:p text:style-name="P3">}</text:p>
      <text:p text:style-name="P3"/>
      <text:p text:style-name="P3"/>
      <text:p text:style-name="P15"><text:span text:style-name="T11">2. Ссылка на репозиторий на GitHub.</text:span><text:span text:style-name="T2"><text:line-break/><text:line-break/></text:span><text:span text:style-name="Internet_20_link"><text:span text:style-name="T12">https://github.com/Anton-Boldyrev/oop_exercise_04/</text:span></text:span></text:p>
      <text:p text:style-name="P4"/>
      <text:p text:style-name="P4"/>
      <text:p text:style-name="P4"/>
      <text:p text:style-name="P30"><text:span text:style-name="T11">3. Пример работы программы.</text:span><text:span text:style-name="T2"><text:line-break/>anton@anton-Lenovo-ideapad-320-15IKB:~/OOP/oop_exercise_04/cmake-build-debug$ ./oop_exercise_04 </text:span></text:p>
      <text:p text:style-name="P30"><text:span text:style-name="T2">enter:</text:span></text:p>
      <text:p text:style-name="P30"><text:span text:style-name="T2">re - to add rectangle and calculate square and center of rectangle;</text:span></text:p>
      <text:p text:style-name="P30"><text:span text:style-name="T2">rh - to add rhombus and calculate square and center of rhombus;</text:span></text:p>
      <text:p text:style-name="P30"><text:span text:style-name="T2">t - to add trapezoid and calculate square and center of trapezoid;</text:span></text:p>
      <text:p text:style-name="P30"><text:span text:style-name="T2">h - to show this manual;</text:span></text:p>
      <text:p text:style-name="P30"><text:span text:style-name="T2">e - to finish execution of program.</text:span></text:p>
      <text:p text:style-name="P30"><text:span text:style-name="T2">re</text:span></text:p>
      <text:p text:style-name="P30"><text:span text:style-name="T2">0 0 0 3 4 3 4 0</text:span></text:p>
      <text:p text:style-name="P30"><text:span text:style-name="T2"/></text:p>
      <text:p text:style-name="P30"><text:span text:style-name="T2">real_rectangle</text:span></text:p>
      <text:p text:style-name="P30"><text:span text:style-name="T2">coordinates: 0 0 <text:s/>0 3 <text:s/>4 3 <text:s/>4 0 </text:span></text:p>
      <text:p text:style-name="P30"><text:span text:style-name="T2">square: 12</text:span></text:p>
      <text:p text:style-name="P30"><text:span text:style-name="T2">center: 2 1.5 </text:span></text:p>
      <text:p text:style-name="P30"><text:span text:style-name="T2">tuple_rectangle</text:span></text:p>
      <text:p text:style-name="P30"><text:span text:style-name="T2">coordinates: 0 0 0 3 4 3 4 0 </text:span></text:p>
      <text:p text:style-name="P30"><text:span text:style-name="T2">square: 12</text:span></text:p>
      <text:p text:style-name="P30"><text:span text:style-name="T2">center: 2 1.5 </text:span></text:p>
      <text:p text:style-name="P30"><text:span text:style-name="T2">rh</text:span></text:p>
      <text:p text:style-name="P30"><text:span text:style-name="T2">3 0 0 6 3 12 6 6</text:span></text:p>
      <text:p text:style-name="P30"><text:span text:style-name="T2"/></text:p>
      <text:p text:style-name="P30"><text:span text:style-name="T2">real_rhombus</text:span></text:p>
      <text:p text:style-name="P30"><text:soft-page-break/><text:span text:style-name="T2">coordinates: 3 0 <text:s/>0 6 <text:s/>3 12 <text:s/>6 6 </text:span></text:p>
      <text:p text:style-name="P30"><text:span text:style-name="T2">square: 36</text:span></text:p>
      <text:p text:style-name="P30"><text:span text:style-name="T2">center: 3 6 </text:span></text:p>
      <text:p text:style-name="P30"><text:span text:style-name="T2">tuple_rhombus</text:span></text:p>
      <text:p text:style-name="P30"><text:span text:style-name="T2">coordinates: 3 0 0 6 3 12 6 6 </text:span></text:p>
      <text:p text:style-name="P30"><text:span text:style-name="T2">square: 36</text:span></text:p>
      <text:p text:style-name="P30"><text:span text:style-name="T2">center: 3 6 </text:span></text:p>
      <text:p text:style-name="P30"><text:span text:style-name="T2">h</text:span></text:p>
      <text:p text:style-name="P30"><text:span text:style-name="T2"/></text:p>
      <text:p text:style-name="P30"><text:span text:style-name="T2">enter:</text:span></text:p>
      <text:p text:style-name="P30"><text:span text:style-name="T2">re - to add rectangle and calculate square and center of rectangle;</text:span></text:p>
      <text:p text:style-name="P30"><text:span text:style-name="T2">rh - to add rhombus and calculate square and center of rhombus;</text:span></text:p>
      <text:p text:style-name="P30"><text:span text:style-name="T2">t - to add trapezoid and calculate square and center of trapezoid;</text:span></text:p>
      <text:p text:style-name="P30"><text:span text:style-name="T2">h - to show this manual;</text:span></text:p>
      <text:p text:style-name="P30"><text:span text:style-name="T2">e - to finish execution of program.</text:span></text:p>
      <text:p text:style-name="P30"><text:span text:style-name="T2">t</text:span></text:p>
      <text:p text:style-name="P30"><text:span text:style-name="T2">0 0 2 3 5 3 6 0</text:span></text:p>
      <text:p text:style-name="P30"><text:span text:style-name="T2"/></text:p>
      <text:p text:style-name="P30"><text:span text:style-name="T2">real_trapezoid</text:span></text:p>
      <text:p text:style-name="P30"><text:span text:style-name="T2">coordinates: 0 0 <text:s/>2 3 <text:s/>5 3 <text:s/>6 0 </text:span></text:p>
      <text:p text:style-name="P30"><text:span text:style-name="T2">square: 13.5</text:span></text:p>
      <text:p text:style-name="P30"><text:span text:style-name="T2">center: 3.25 1.5 </text:span></text:p>
      <text:p text:style-name="P30"><text:span text:style-name="T2">tuple_trapezoid</text:span></text:p>
      <text:p text:style-name="P30"><text:span text:style-name="T2">coordinates: 0 0 2 3 5 3 6 0 </text:span></text:p>
      <text:p text:style-name="P30"><text:span text:style-name="T2">square: 13.5</text:span></text:p>
      <text:p text:style-name="P30"><text:span text:style-name="T2">center: 3.25 1.5 </text:span></text:p>
      <text:p text:style-name="P30"><text:span text:style-name="T2">e</text:span></text:p>
      <text:p text:style-name="P30"><text:span text:style-name="T2">anton@anton-Lenovo-ideapad-320-15IKB:~/OOP/oop_exercise_04/cmake-build-debug$<text:line-break/></text:span></text:p>
      <text:p text:style-name="P30"><text:span text:style-name="T2"/></text:p>
      <text:p text:style-name="P30"><text:span text:style-name="T2"><text:line-break/><text:line-break/></text:span><text:span text:style-name="T11">4. Объяснение результатов работы программы.</text:span><text:span text:style-name="T2"><text:line-break/><text:line-break/></text:span><text:span text:style-name="T4">При запуске программы появляется контекстное меню, которое предлагает</text:span></text:p>
      <text:p text:style-name="P30"><text:span text:style-name="T4">варианты реализованных фигур. При выборе одной из трех фигур необходимо</text:span></text:p>
      <text:p text:style-name="P30"><text:span text:style-name="T4">ввести ее координаты, если фигура оказывается неправильной, то происходит</text:span></text:p>
      <text:p text:style-name="P30"><text:span text:style-name="T4">остановка программы при помощи assert() в конструкторе класса структуры.</text:span></text:p>
      <text:p text:style-name="P30"><text:span text:style-name="T4">Если координаты введены верно, создается объект класса и высчитывается его</text:span></text:p>
      <text:p text:style-name="P30"><text:span text:style-name="T4">площадь и центр, также создается объект tuple, представляющий из себя ту же</text:span></text:p>
      <text:p text:style-name="P30"><text:span text:style-name="T4">фигуру, методы которой реализованы при помощи рекурсии шаблонов.</text:span></text:p>
      <text:p text:style-name="P30"><text:span text:style-name="T2"><text:line-break/></text:span></text:p>
      <text:p text:style-name="P30"><text:span text:style-name="T2"/></text:p>
      <text:p text:style-name="P30"><text:span text:style-name="T2"/></text:p>
      <text:p text:style-name="P30"><text:soft-page-break/><text:span text:style-name="T15">5</text:span><text:span text:style-name="T11">. Вывод.</text:span></text:p>
      <text:p text:style-name="P30"><text:span text:style-name="T2"><text:line-break/></text:span><text:span text:style-name="T6">Выполняя даннуюлабораторную, я получил опыт работы с метапрограммированием в С++ и реализовал общие методы для различных</text:span></text:p>
      <text:p text:style-name="P13"><text:span text:style-name="T6">классов фигур с различными типами значения, изучив и применив такой</text:span></text:p>
      <text:p text:style-name="P13"><text:span text:style-name="T6">механизм языка, как шаблон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" style:font-family-generic="swiss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20-01-10T23:56:59.210411213</dc:date>
    <meta:editing-cycles>27</meta:editing-cycles>
    <meta:editing-duration>PT1H5M51S</meta:editing-duration>
    <meta:generator>LibreOffice/6.0.7.3$Linux_X86_64 LibreOffice_project/00m0$Build-3</meta:generator>
    <meta:document-statistic meta:table-count="1" meta:image-count="0" meta:object-count="0" meta:page-count="13" meta:paragraph-count="472" meta:word-count="2089" meta:character-count="13366" meta:non-whitespace-character-count="11520"/>
  </office:meta>
</office:document-meta>
</file>